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Regular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203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art Typ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Cost Assumed Min. Quantity</text:p>
          </table:table-cell>
          <table:table-cell table:style-name="ce1" office:value-type="string" calcext:value-type="string">
            <text:p>Quantity Per Board</text:p>
          </table:table-cell>
          <table:table-cell table:style-name="ce1" office:value-type="string" calcext:value-type="string">
            <text:p>Board Part Cost</text:p>
          </table:table-cell>
          <table:table-cell table:style-name="ce1" office:value-type="string" calcext:value-type="string">
            <text:p>Total Part Order Cost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Op-Amp</text:p>
          </table:table-cell>
          <table:table-cell office:value-type="string" calcext:value-type="string">
            <text:p><text:a xlink:href="https://www.mouser.com/ProductDetail/Microchip-Technology/MCP6041-I-P?qs=sGAEpiMZZMtOXy69nW9rM%2FUd2%252by9j2EZTBmJmDmxfAQ%3D" xlink:type="simple">MCP6041</text:a></text:p>
          </table:table-cell>
          <table:table-cell table:style-name="ce2" office:value-type="currency" office:currency="USD" office:value="0.464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C2]*[.E2]" office:value-type="currency" office:currency="USD" office:value="0.928" calcext:value-type="currency">
            <text:p>$0.93</text:p>
          </table:table-cell>
          <table:table-cell table:style-name="ce2" table:formula="of:=[.C2]*[.D2]" office:value-type="currency" office:currency="USD" office:value="46.4" calcext:value-type="currency">
            <text:p>$46.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istor, 10M, 1/8W</text:p>
          </table:table-cell>
          <table:table-cell office:value-type="string" calcext:value-type="string">
            <text:p><text:a xlink:href="https://www.mouser.com/ProductDetail/Xicon/299-10M-RC?qs=sGAEpiMZZMsPqMdJzcrNwpp4Abu01Alql%252bx%252bz%2F4jy3M%3D" xlink:type="simple">299-10M-RC</text:a></text:p>
          </table:table-cell>
          <table:table-cell table:style-name="ce2" office:value-type="currency" office:currency="USD" office:value="0.02" calcext:value-type="currency">
            <text:p>$0.0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style-name="ce2" table:formula="of:=[.C3]*[.E3]" office:value-type="currency" office:currency="USD" office:value="0.14" calcext:value-type="currency">
            <text:p>$0.14</text:p>
          </table:table-cell>
          <table:table-cell table:style-name="ce2" table:formula="of:=[.C3]*[.D3]" office:value-type="currency" office:currency="USD" office:value="4" calcext:value-type="currency">
            <text:p>$4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istor, 3M, 1.8W</text:p>
          </table:table-cell>
          <table:table-cell office:value-type="string" calcext:value-type="string">
            <text:p><text:a xlink:href="https://www.mouser.com/ProductDetail/Xicon/299-30M-RC?qs=sGAEpiMZZMsPqMdJzcrNwhC%2F%252b7ThOyXym4CEICx94Yo%3D" xlink:type="simple">299-3.0M-RC</text:a></text:p>
          </table:table-cell>
          <table:table-cell table:style-name="ce2" office:value-type="currency" office:currency="USD" office:value="0.018" calcext:value-type="currency">
            <text:p>$0.0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C4]*[.E4]" office:value-type="currency" office:currency="USD" office:value="0.018" calcext:value-type="currency">
            <text:p>$0.02</text:p>
          </table:table-cell>
          <table:table-cell table:style-name="ce2" table:formula="of:=[.C4]*[.D4]" office:value-type="currency" office:currency="USD" office:value="3.6" calcext:value-type="currency">
            <text:p>$3.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istor, 100k, 1/8W</text:p>
          </table:table-cell>
          <table:table-cell office:value-type="string" calcext:value-type="string">
            <text:p><text:a xlink:href="https://www.mouser.com/ProductDetail/Xicon/299-100K-RC?qs=sGAEpiMZZMsPqMdJzcrNwt5%252b7NfbmVqrn6YfMU4VMV4%3D" xlink:type="simple">299-100K-RC</text:a></text:p>
          </table:table-cell>
          <table:table-cell table:style-name="ce2" office:value-type="currency" office:currency="USD" office:value="0.018" calcext:value-type="currency">
            <text:p>$0.0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C5]*[.E5]" office:value-type="currency" office:currency="USD" office:value="0.018" calcext:value-type="currency">
            <text:p>$0.02</text:p>
          </table:table-cell>
          <table:table-cell table:style-name="ce2" table:formula="of:=[.C5]*[.D5]" office:value-type="currency" office:currency="USD" office:value="3.6" calcext:value-type="currency">
            <text:p>$3.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istor, 1k, 1/8W</text:p>
          </table:table-cell>
          <table:table-cell office:value-type="string" calcext:value-type="string">
            <text:p><text:a xlink:href="https://www.mouser.com/ProductDetail/Xicon/299-1K-RC?qs=sGAEpiMZZMsPqMdJzcrNwoKr2H6yLupXds5lHogE02A%3D" xlink:type="simple">299-1K-RC</text:a></text:p>
          </table:table-cell>
          <table:table-cell table:style-name="ce2" office:value-type="currency" office:currency="USD" office:value="0.017" calcext:value-type="currency">
            <text:p>$0.0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C6]*[.E6]" office:value-type="currency" office:currency="USD" office:value="0.017" calcext:value-type="currency">
            <text:p>$0.02</text:p>
          </table:table-cell>
          <table:table-cell table:style-name="ce2" table:formula="of:=[.C6]*[.D6]" office:value-type="currency" office:currency="USD" office:value="3.4" calcext:value-type="currency">
            <text:p>$3.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<text:a xlink:href="https://www.mouser.com/ProductDetail/ON-Semiconductor-Fairchild/1N4148?qs=sGAEpiMZZMudZehw8RjeZWbu6z6oTQTL" xlink:type="simple">1N4148</text:a></text:p>
          </table:table-cell>
          <table:table-cell table:style-name="ce2" office:value-type="currency" office:currency="USD" office:value="0.021" calcext:value-type="currency">
            <text:p>$0.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C7]*[.E7]" office:value-type="currency" office:currency="USD" office:value="0.021" calcext:value-type="currency">
            <text:p>$0.02</text:p>
          </table:table-cell>
          <table:table-cell table:style-name="ce2" table:formula="of:=[.C7]*[.D7]" office:value-type="currency" office:currency="USD" office:value="2.1" calcext:value-type="currency">
            <text:p>$2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D, InGaN/Green</text:p>
          </table:table-cell>
          <table:table-cell office:value-type="string" calcext:value-type="string">
            <text:p><text:a xlink:href="https://www.mouser.com/ProductDetail/Cree-Inc/C5SMF-GJF-CV0Y0792?qs=sGAEpiMZZMtmwHDZQCdlqbg3pWP5pDcoPUWW3zlh9Xk%3D" xlink:type="simple">C5SMF-GJF-CV0Y0792</text:a></text:p>
          </table:table-cell>
          <table:table-cell table:style-name="ce2" office:value-type="currency" office:currency="USD" office:value="0.165" calcext:value-type="currency">
            <text:p>$0.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C8]*[.E8]" office:value-type="currency" office:currency="USD" office:value="0.165" calcext:value-type="currency">
            <text:p>$0.17</text:p>
          </table:table-cell>
          <table:table-cell table:style-name="ce2" table:formula="of:=[.C8]*[.D8]" office:value-type="currency" office:currency="USD" office:value="16.5" calcext:value-type="currency">
            <text:p>$16.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<text:a xlink:href="https://www.mouser.com/ProductDetail/Murata-Electronics/CR2032?qs=sGAEpiMZZMtEV04R3uo8Fm80tQFqZexYHDCQvFF67PnYm0Fhfe2HPg%3D%3D" xlink:type="simple">CR2032</text:a></text:p>
          </table:table-cell>
          <table:table-cell table:style-name="ce2" office:value-type="currency" office:currency="USD" office:value="0.33" calcext:value-type="currency">
            <text:p>$0.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C9]*[.E9]" office:value-type="currency" office:currency="USD" office:value="0.33" calcext:value-type="currency">
            <text:p>$0.33</text:p>
          </table:table-cell>
          <table:table-cell table:style-name="ce2" table:formula="of:=[.C9]*[.D9]" office:value-type="currency" office:currency="USD" office:value="33" calcext:value-type="currency">
            <text:p>$33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Clip</text:p>
          </table:table-cell>
          <table:table-cell office:value-type="string" calcext:value-type="string">
            <text:p><text:a xlink:href="https://www.mouser.com/ProductDetail/Linx-Technologies/BAT-HLD-001?qs=sGAEpiMZZMvxqoKe%252bDjhrjh%2FwlHbZaKUC3Xc27YzfD8%3D" xlink:type="simple">BAT-HLD-001</text:a></text:p>
          </table:table-cell>
          <table:table-cell table:style-name="ce2" office:value-type="currency" office:currency="USD" office:value="0.241" calcext:value-type="currency">
            <text:p>$0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C10]*[.E10]" office:value-type="currency" office:currency="USD" office:value="0.241" calcext:value-type="currency">
            <text:p>$0.24</text:p>
          </table:table-cell>
          <table:table-cell table:style-name="ce2" table:formula="of:=[.C10]*[.D10]" office:value-type="currency" office:currency="USD" office:value="24.1" calcext:value-type="currency">
            <text:p>$24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pacitor, 100nF</text:p>
          </table:table-cell>
          <table:table-cell office:value-type="string" calcext:value-type="string">
            <text:p><text:a xlink:href="https://www.mouser.com/ProductDetail/Vishay-BC-Components/K104M15X7RF53H5?qs=sGAEpiMZZMsh%252b1woXyUXj3VKThCaWizcSqE5lOu47N8%3D" xlink:type="simple">K104M15X7RF53H5</text:a></text:p>
          </table:table-cell>
          <table:table-cell table:style-name="ce2" office:value-type="currency" office:currency="USD" office:value="0.048" calcext:value-type="currency">
            <text:p>$0.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C11]*[.E11]" office:value-type="currency" office:currency="USD" office:value="0.048" calcext:value-type="currency">
            <text:p>$0.05</text:p>
          </table:table-cell>
          <table:table-cell table:style-name="ce2" table:formula="of:=[.C11]*[.D11]" office:value-type="currency" office:currency="USD" office:value="4.8" calcext:value-type="currency">
            <text:p>$4.8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table:formula="of:=SUM([.F2:.F11])" office:value-type="currency" office:currency="USD" office:value="1.926" calcext:value-type="currency">
            <text:p>$1.93</text:p>
          </table:table-cell>
          <table:table-cell table:style-name="ce2" table:formula="of:=SUM([.G2:.G11])" office:value-type="currency" office:currency="USD" office:value="141.5" calcext:value-type="currency">
            <text:p>$141.5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Regular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nux Biolinum O" fo:font-family="'Linux Biolinum O'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44:40.674162119</meta:creation-date>
    <dc:date>2018-10-06T20:12:29.817046374</dc:date>
    <meta:editing-duration>PT4H56M46S</meta:editing-duration>
    <meta:editing-cycles>7</meta:editing-cycles>
    <meta:generator>LibreOffice/6.1.2.1$Linux_X86_64 LibreOffice_project/10$Build-1</meta:generator>
    <meta:document-statistic meta:table-count="1" meta:cell-count="79" meta:object-count="0"/>
  </office:meta>
</office:document-meta>
</file>